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4dc" officeooo:paragraph-rsid="001a09a6"/>
    </style:style>
    <style:style style:name="P2" style:family="paragraph" style:parent-style-name="Standard">
      <style:text-properties officeooo:rsid="001da4dc" officeooo:paragraph-rsid="001b8634"/>
    </style:style>
    <style:style style:name="P3" style:family="paragraph" style:parent-style-name="Standard">
      <style:text-properties fo:font-weight="bold" officeooo:rsid="00278ca8" officeooo:paragraph-rsid="001a09a6" style:font-weight-asian="bold" style:font-weight-complex="bold"/>
    </style:style>
    <style:style style:name="P4" style:family="paragraph" style:parent-style-name="Standard">
      <style:text-properties fo:font-style="italic" fo:font-weight="bold" officeooo:rsid="001da4dc" officeooo:paragraph-rsid="001a09a6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officeooo:rsid="00316e07" officeooo:paragraph-rsid="001a09a6" style:font-style-asian="italic" style:font-style-complex="italic"/>
    </style:style>
    <style:style style:name="P6" style:family="paragraph" style:parent-style-name="Standard">
      <style:text-properties fo:font-style="italic" officeooo:rsid="00278ca8" officeooo:paragraph-rsid="001a09a6" style:font-style-asian="italic" style:font-style-complex="italic"/>
    </style:style>
    <style:style style:name="P7" style:family="paragraph" style:parent-style-name="Standard">
      <style:text-properties fo:font-style="italic" officeooo:rsid="001c58ed" officeooo:paragraph-rsid="001a09a6" style:font-style-asian="italic" style:font-style-complex="italic"/>
    </style:style>
    <style:style style:name="P8" style:family="paragraph" style:parent-style-name="Standard">
      <style:text-properties fo:font-style="normal" officeooo:rsid="002edc25" officeooo:paragraph-rsid="001a09a6" style:font-style-asian="normal" style:font-style-complex="normal"/>
    </style:style>
    <style:style style:name="P9" style:family="paragraph" style:parent-style-name="Standard">
      <style:text-properties fo:font-style="normal" officeooo:rsid="00278ca8" officeooo:paragraph-rsid="001a09a6" style:font-style-asian="normal" style:font-style-complex="normal"/>
    </style:style>
    <style:style style:name="P10" style:family="paragraph" style:parent-style-name="Standard">
      <style:text-properties officeooo:rsid="001c58ed" officeooo:paragraph-rsid="001a09a6"/>
    </style:style>
    <style:style style:name="P11" style:family="paragraph" style:parent-style-name="Standard">
      <style:text-properties officeooo:rsid="00230976" officeooo:paragraph-rsid="001a09a6"/>
    </style:style>
    <style:style style:name="P12" style:family="paragraph" style:parent-style-name="Standard">
      <style:text-properties officeooo:rsid="00266123" officeooo:paragraph-rsid="001a09a6"/>
    </style:style>
    <style:style style:name="P13" style:family="paragraph" style:parent-style-name="Standard">
      <style:text-properties officeooo:rsid="001d00ad" officeooo:paragraph-rsid="001a09a6"/>
    </style:style>
    <style:style style:name="T1" style:family="text">
      <style:text-properties officeooo:rsid="00339ca7"/>
    </style:style>
    <style:style style:name="T2" style:family="text">
      <style:text-properties officeooo:rsid="00266123"/>
    </style:style>
    <style:style style:name="T3" style:family="text">
      <style:text-properties officeooo:rsid="002acc9a"/>
    </style:style>
    <style:style style:name="T4" style:family="text">
      <style:text-properties officeooo:rsid="002fe892"/>
    </style:style>
    <style:style style:name="T5" style:family="text">
      <style:text-properties officeooo:rsid="002c9979"/>
    </style:style>
    <style:style style:name="T6" style:family="text">
      <style:text-properties officeooo:rsid="001da4dc"/>
    </style:style>
    <style:style style:name="T7" style:family="text">
      <style:text-properties officeooo:rsid="00230976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30976" style:font-style-asian="italic" style:font-style-complex="italic"/>
    </style:style>
    <style:style style:name="T10" style:family="text">
      <style:text-properties fo:font-style="italic" officeooo:rsid="001da4dc" style:font-style-asian="italic" style:font-style-complex="italic"/>
    </style:style>
    <style:style style:name="T11" style:family="text">
      <style:text-properties officeooo:rsid="001b86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hat’s in a Name? An Introduction to Data Exploration in Python (Teen Track)</text:p>
      <text:p text:style-name="P1">This tutorial introduces SciPy analysis and visualization tools by exploring the <text:span text:style-name="T1">IMDB movie</text:span> data set within a Jupyter notebook environment. <text:span text:style-name="T3">We will cover basics of Python and NumPy syntax and matplotlib scatter plots.</text:span> <text:span text:style-name="T2">The day closes </text:span>with a mini-project intended to increase participants’ confidence in creating their own routines for data analysis.</text:p>
      <text:p text:style-name="P1"/>
      <text:p text:style-name="P4">Tentative Schedule</text:p>
      <text:p text:style-name="P5">Note</text:p>
      <text:p text:style-name="P8"><text:span text:style-name="T4">The breaks included in this schedule are a minimum; I may include more as appropriate for the room. </text:span>I <text:span text:style-name="T4">will</text:span> pace the class using Software Carpentry <text:span text:style-name="T4">teaching</text:span> methods, <text:span text:style-name="T4">e.g.,</text:span> passing out green and red post-it notes to each student and suggesting that they put a green post-it on their computer if they are finished with a task, and a red post-it if they need help. </text:p>
      <text:p text:style-name="P8"/>
      <text:p text:style-name="P6">8am-9am (optional)</text:p>
      <text:p text:style-name="P9"><text:span text:style-name="T5">A free hour before the tutorial for installation assistance</text:span>, for those who have had <text:span text:style-name="T5">difficulty with</text:span> installing Python or checking for correct dependencies. </text:p>
      <text:p text:style-name="P7"/>
      <text:p text:style-name="P7">9<text:span text:style-name="T6">am</text:span>-10:<text:span text:style-name="T7">30</text:span>am</text:p>
      <text:p text:style-name="P1">Introduction to Ipython/Jupyter notebooks. <text:span text:style-name="T7">Introduction to basic Python syntax: data types, if statements, for loops, indexing, and slicing. Introduction to importing packages, with some practice using the math package.</text:span></text:p>
      <text:p text:style-name="P10"/>
      <text:p text:style-name="P10"><text:span text:style-name="T8">10:</text:span><text:span text:style-name="T9">4</text:span><text:span text:style-name="T8">5</text:span><text:span text:style-name="T10">am</text:span><text:span text:style-name="T8">-12</text:span><text:span text:style-name="T10">pm</text:span></text:p>
      <text:p text:style-name="P11">Introduction to basics of NumPy: <text:span text:style-name="T6">array </text:span>creation, array<text:span text:style-name="T6"> indexing, </text:span>and <text:span text:style-name="T6">loading data from text files </text:span>into arrays<text:span text:style-name="T6">. We will practice these techniques using data from the Internet Movie DataBase data set. The data set will be pre-cleaned so that participants can work easily within a tidy, modified data set. </text:span></text:p>
      <text:p text:style-name="P10"/>
      <text:p text:style-name="P7">1:30<text:span text:style-name="T6">pm</text:span>-3<text:span text:style-name="T6">pm</text:span></text:p>
      <text:p text:style-name="P12">Introduction to the syntax of defining functions. Brief introduction to creating a scatter plot with matplotlib, through a continued investigation of the <text:span text:style-name="T1">IMDB</text:span> data set. Participants will use the tools introduced in the first part of the session to:</text:p>
      <text:p text:style-name="P13">- plot <text:span text:style-name="T6">the </text:span>distribution <text:span text:style-name="T6">of IMDB votes for a single movie</text:span></text:p>
      <text:p text:style-name="P13">- <text:span text:style-name="T6">compare the distributions of votes for the top five most popular IMDB movies</text:span></text:p>
      <text:p text:style-name="P13">- <text:span text:style-name="T11">plot the average popularity of movies by genre</text:span></text:p>
      <text:p text:style-name="P10"/>
      <text:p text:style-name="P7">3:15<text:span text:style-name="T6">pm</text:span>-5:30<text:span text:style-name="T6">pm</text:span></text:p>
      <text:p text:style-name="P2">The final section is intended to build participants’ confidence in creating their own routines by using <text:span text:style-name="T1">the IMDB </text:span>data set to answer their own questions with the data, using statistical and visualization tools from the SciPy stack. I will provide a list of<text:span text:style-name="T2"> </text:span>possible mini-projects, and participants will work in small groups to answer a question of their choosing. A few example questions: <text:span text:style-name="T11">Do big-budget movies tend to be higher-rated? Does average length of movies change with the year the movie was released? If there is time and participants are interested, I may introduce basic linear modeling techniqu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21:39:03.833211830</meta:creation-date>
    <dc:date>2017-06-06T21:46:40.280362075</dc:date>
    <meta:editing-duration>PT7M3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411" meta:character-count="2588" meta:non-whitespace-character-count="2191"/>
  </office:meta>
</office:document-meta>
</file>